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1.086cm"/>
    </style:style>
    <style:style style:name="pr3" style:family="presentation" style:parent-style-name="Default-notes">
      <style:graphic-properties draw:fill-color="#ffffff" draw:auto-grow-height="true" fo:min-height="13.367cm"/>
    </style:style>
    <style:style style:name="pr4" style:family="presentation" style:parent-style-name="Default-subtitle" style:list-style-name="L3">
      <style:graphic-properties draw:fill-color="#ffffff" draw:auto-grow-height="true" fo:min-height="13.86cm"/>
    </style:style>
    <style:style style:name="pr5" style:family="presentation" style:parent-style-name="Default-subtitle" style:list-style-name="L3">
      <style:graphic-properties draw:fill-color="#ffffff" draw:auto-grow-height="true" fo:min-height="13.86cm"/>
    </style:style>
    <style:style style:name="pr6" style:family="presentation" style:parent-style-name="Default-subtitle" style:list-style-name="L3">
      <style:graphic-properties draw:fill-color="#ffffff" draw:auto-grow-height="true" fo:min-height="13.86cm"/>
    </style:style>
    <style:style style:name="pr7" style:family="presentation" style:parent-style-name="Default-subtitle" style:list-style-name="L3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333366"/>
    </style:style>
    <style:style style:name="P3" style:family="paragraph">
      <style:paragraph-properties fo:margin-left="3.6cm" fo:margin-right="0cm" fo:text-align="start" text:enable-numbering="true" fo:text-indent="-0.6cm"/>
      <style:text-properties fo:font-family="Arial" style:font-family-generic="swiss" style:font-pitch="variable" fo:font-size="32pt"/>
    </style:style>
    <style:style style:name="P4" style:family="paragraph">
      <style:paragraph-properties fo:margin-left="4.8cm" fo:margin-right="0cm" fo:text-align="start" text:enable-numbering="true" fo:text-indent="-0.6cm"/>
      <style:text-properties fo:font-family="Arial" style:font-family-generic="swiss" style:font-pitch="variable" fo:font-size="32pt"/>
    </style:style>
    <style:style style:name="P5" style:family="paragraph">
      <style:paragraph-properties fo:margin-left="3.6cm" fo:margin-right="0cm" fo:text-align="start" text:enable-numbering="true" fo:text-indent="-0.6cm"/>
      <style:text-properties fo:font-size="3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align="start" fo:text-indent="0cm"/>
      <style:text-properties fo:font-size="20pt" fo:font-weight="bold"/>
    </style:style>
    <style:style style:name="P8" style:family="paragraph">
      <style:paragraph-properties fo:margin-left="0cm" fo:margin-right="0cm" fo:text-align="start" fo:text-indent="0cm"/>
      <style:text-properties fo:font-size="28pt" fo:font-weight="normal"/>
    </style:style>
    <style:style style:name="T1" style:family="text">
      <style:text-properties fo:color="#333366"/>
    </style:style>
    <style:style style:name="T2" style:family="text">
      <style:text-properties fo:font-family="Arial" style:font-family-generic="swiss" style:font-pitch="variable" fo:font-size="32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size="20pt" fo:font-weight="bold"/>
    </style:style>
    <style:style style:name="T5" style:family="text">
      <style:text-properties fo:font-size="28pt" fo:font-weight="normal"/>
    </style:style>
    <style:style style:name="T6" style:family="text">
      <style:text-properties fo:color="#ff0000" fo:font-size="2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cs007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today's road map</text:span></text:p>
          </draw:text-box>
        </draw:frame>
        <draw:frame presentation:style-name="pr2" draw:text-style-name="P3" draw:layer="layout" svg:width="25.199cm" svg:height="11.086cm" svg:x="1.301cm" svg:y="6.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3"><text:span text:style-name="T2">assignment 3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<text:span text:style-name="T2">card/suit/pips class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2">book <text:s/>6.13, page 218 <text:s/>through 223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2">hints for assignment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3">midterm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1cm" svg:height="11.138cm" svg:x="3.068cm" svg:y="2.257cm" draw:page-number="1" presentation:class="page"/>
          <draw:frame presentation:style-name="pr3" draw:text-style-name="P6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0" presentation:use-footer-name="ftr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ssignment 3</text:span></text:p>
          </draw:text-box>
        </draw:frame>
        <draw:frame presentation:style-name="pr4" draw:text-style-name="P7" draw:layer="layout" svg:width="25.199cm" svg:height="13.86cm" svg:x="1.4cm" svg:y="4.914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>class XXX 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tab/></text:span><text:span text:style-name="T4">static int[] age = new int [6]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... <text:s/>main(...) 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tab/></text:span><text:span text:style-name="T4"><text:tab/></text:span><text:span text:style-name="T4">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 text:c="4"/></text:span><text:span text:style-name="T4"><text:tab/></text:span><text:span text:style-name="T4"><text:tab/></text:span><text:span text:style-name="T4">avg();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tab/></text:span><text:span text:style-name="T4"><text:tab/></text:span><text:span text:style-name="T4">...</text:span><text:span text:style-name="T4"><text:tab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tab/></text:span><text:span text:style-name="T4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tab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tab/></text:span><text:span text:style-name="T4">avg([nothing]) 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 text:c="9"/></text:span><text:span text:style-name="T4">for(...) sum+=age[i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tab/></text:span><text:span text:style-name="T4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}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1cm" svg:height="11.138cm" svg:x="3.068cm" svg:y="2.257cm" draw:page-number="2" presentation:class="page"/>
          <draw:frame presentation:style-name="pr3" draw:text-style-name="P6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0" presentation:use-footer-name="ftr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assignment 3 – general methods</text:span></text:p>
          </draw:text-box>
        </draw:frame>
        <draw:frame presentation:style-name="pr5" draw:text-style-name="P8" draw:layer="layout" svg:width="25.199cm" svg:height="13.86cm" svg:x="1.4cm" svg:y="4.912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public static double avg(double[] qpa) 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<text:tab/></text:span><text:span text:style-name="T5">return(qpa[0]+qpa[1]+qpa[2]+qpa[3]+qpa[4]+qpa[5])/6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public static double avg(double[] qpa) {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<text:tab/></text:span><text:span text:style-name="T5"><text:tab/></text:span><text:span text:style-name="T5"><text:tab/></text:span><text:span text:style-name="T5">double sum = 0;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<text:tab/></text:span><text:span text:style-name="T5"><text:tab/></text:span><text:span text:style-name="T5"><text:tab/></text:span><text:span text:style-name="T5">for(int i=0; i&lt;6; i++) sum = sum + a[i]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<text:s text:c="6"/></text:span><text:span text:style-name="T5"><text:tab/></text:span><text:span text:style-name="T5"><text:tab/></text:span><text:span text:style-name="T5">return sum/6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1cm" svg:height="11.138cm" svg:x="3.068cm" svg:y="2.257cm" draw:page-number="3" presentation:class="page"/>
          <draw:frame presentation:style-name="pr3" draw:text-style-name="P6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0" presentation:use-footer-name="ftr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assignment 3 – input/output</text:span></text:p>
          </draw:text-box>
        </draw:frame>
        <draw:frame presentation:style-name="pr6" draw:text-style-name="P8" draw:layer="layout" svg:width="25.199cm" svg:height="13.86cm" svg:x="1.4cm" svg:y="4.912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public static int how_old(String[] name, int[] age)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<text:s text:c="2"/></text:span><text:span text:style-name="T5">String person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<text:s text:c="2"/></text:span><text:span text:style-name="T5">System.out.println("Enter the name:"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<text:s text:c="2"/></text:span><text:span text:style-name="T5">person = Console.in.readLine();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<text:s text:c="2"/></text:span><text:span text:style-name="T5">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1cm" svg:height="11.138cm" svg:x="3.068cm" svg:y="2.257cm" draw:page-number="4" presentation:class="page"/>
          <draw:frame presentation:style-name="pr3" draw:text-style-name="P6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0" presentation:use-footer-name="ftr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assignment 3 – name not found</text:span></text:p>
          </draw:text-box>
        </draw:frame>
        <draw:frame presentation:style-name="pr7" draw:text-style-name="P8" draw:layer="layout" svg:width="25.199cm" svg:height="13.86cm" svg:x="1.4cm" svg:y="4.9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5"><text:s text:c="8"/></text:span><text:span text:style-name="T5">for(i=0;i&lt;name.length;i++)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<text:s text:c="16"/></text:span><text:span text:style-name="T5">if(target.equals(name[i])) break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<text:s text:c="8"/></text:span><text:span text:style-name="T5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<text:s text:c="8"/></text:span><text:span text:style-name="T5">return age[i]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runtime err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<text:tab/></text:span><text:span text:style-name="T5"><text:tab/></text:span><text:span text:style-name="T5">for(int i=0; i&lt;n.length; i++) {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<text:s text:c="8"/></text:span><text:span text:style-name="T5"><text:tab/></text:span><text:span text:style-name="T5"><text:tab/></text:span><text:span text:style-name="T5">if (t.equals(n[i])) return <text:s/>a[i]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<text:s text:c="5"/></text:span><text:span text:style-name="T5"><text:tab/></text:span><text:span text:style-name="T5">}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<text:s text:c="5"/></text:span><text:span text:style-name="T5"><text:tab/></text:span><text:span text:style-name="T5">return 0;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Abc is 0 years ol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1cm" svg:height="11.138cm" svg:x="3.068cm" svg:y="2.257cm" draw:page-number="5" presentation:class="page"/>
          <draw:frame presentation:style-name="pr3" draw:text-style-name="P6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cards, suits, pips ... the objec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1cm" svg:height="11.138cm" svg:x="3.068cm" svg:y="2.257cm" draw:page-number="6" presentation:class="page"/>
          <draw:frame presentation:style-name="pr3" draw:text-style-name="P6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0" presentation:use-footer-name="ftr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midterm statistics</text:span></text:p>
          </draw:text-box>
        </draw:frame>
        <draw:frame draw:style-name="standard" draw:layer="layout" svg:width="25.887cm" svg:height="6.002cm" svg:x="1.113cm" svg:y="5.49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51cm" svg:height="11.138cm" svg:x="3.068cm" svg:y="2.257cm" draw:page-number="7" presentation:class="page"/>
          <draw:frame presentation:style-name="pr3" draw:text-style-name="P6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Kosal says hy'" style:font-style-name="Regular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vantGarde" style:font-style-name="Book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vantGarde" style:font-style-name="Book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9cm" svg:height="1.048cm" svg:x="16.81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9cm" svg:height="1.048cm" svg:x="16.814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4cm" svg:height="4.454cm" svg:x="2.97cm" svg:y="4.016cm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51cm" svg:height="11.138cm" svg:x="3.068cm" svg:y="2.257cm" presentation:class="page"/>
        <draw:frame presentation:style-name="Default-notes" draw:layer="backgroundobjects" svg:width="16.79cm" svg:height="13.366cm" svg:x="2.098cm" svg:y="14.109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3" draw:text-style-name="P2" draw:layer="backgroundobjects" svg:width="9.108cm" svg:height="1.484cm" svg:x="0cm" svg:y="28.22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2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Michal Valko</meta:initial-creator>
    <meta:creation-date>2005-10-25T00:45:15</meta:creation-date>
    <dc:creator>Michal Valko</dc:creator>
    <dc:date>2005-11-08T21:28:37</dc:date>
    <dc:language>en-US</dc:language>
    <meta:editing-cycles>47</meta:editing-cycles>
    <meta:editing-duration>PT6H31M12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46in"/>
    </style:style>
    <style:style style:name="co3" style:family="table-column">
      <style:table-column-properties fo:break-before="auto" style:column-width="1.2874in"/>
    </style:style>
    <style:style style:name="co4" style:family="table-column">
      <style:table-column-properties fo:break-before="auto" style:column-width="0.88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66666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/>
      <table:table table:name="Midter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 table:number-rows-repeated="37">
          <table:table-cell table:number-columns-repeated="7"/>
        </table:table-row>
        <table:table-row table:style-name="ro1">
          <table:table-cell/>
          <table:table-cell table:style-name="ce1"/>
          <table:table-cell table:style-name="ce3" office:value-type="string">
            <text:p>I. short ans</text:p>
          </table:table-cell>
          <table:table-cell table:style-name="ce3" office:value-type="string">
            <text:p>II. Multiple</text:p>
          </table:table-cell>
          <table:table-cell table:style-name="ce3" office:value-type="string">
            <text:p>III. T/F</text:p>
          </table:table-cell>
          <table:table-cell table:style-name="ce3" office:value-type="string">
            <text:p>IV. More short</text:p>
          </table:table-cell>
          <table:table-cell table:style-name="ce5"/>
        </table:table-row>
        <table:table-row table:style-name="ro1">
          <table:table-cell/>
          <table:table-cell table:style-name="ce2" office:value-type="string">
            <text:p>avg</text:p>
          </table:table-cell>
          <table:table-cell table:style-name="ce4" office:value-type="float" office:value="18.5217391304348">
            <text:p>18.5</text:p>
          </table:table-cell>
          <table:table-cell table:style-name="ce4" office:value-type="float" office:value="14.9565217391304">
            <text:p>15.0</text:p>
          </table:table-cell>
          <table:table-cell table:style-name="ce4" office:value-type="float" office:value="12.1739130434783">
            <text:p>12.2</text:p>
          </table:table-cell>
          <table:table-cell table:style-name="ce4" office:value-type="float" office:value="17.1521739130435">
            <text:p>17.2</text:p>
          </table:table-cell>
          <table:table-cell table:style-name="ce6" office:value-type="float" office:value="62.804347826087">
            <text:p>62.8</text:p>
          </table:table-cell>
        </table:table-row>
        <table:table-row table:style-name="ro1">
          <table:table-cell/>
          <table:table-cell table:style-name="ce2" office:value-type="string">
            <text:p>min</text:p>
          </table:table-cell>
          <table:table-cell table:style-name="ce4" office:value-type="float" office:value="11">
            <text:p>11.0</text:p>
          </table:table-cell>
          <table:table-cell table:style-name="ce4" office:value-type="float" office:value="3">
            <text:p>3.0</text:p>
          </table:table-cell>
          <table:table-cell table:style-name="ce4" office:value-type="float" office:value="7">
            <text:p>7.0</text:p>
          </table:table-cell>
          <table:table-cell table:style-name="ce4" office:value-type="float" office:value="8">
            <text:p>8.0</text:p>
          </table:table-cell>
          <table:table-cell table:style-name="ce6" office:value-type="float" office:value="36">
            <text:p>36.0</text:p>
          </table:table-cell>
        </table:table-row>
        <table:table-row table:style-name="ro1">
          <table:table-cell/>
          <table:table-cell table:style-name="ce2" office:value-type="string">
            <text:p>max</text:p>
          </table:table-cell>
          <table:table-cell table:style-name="ce4" office:value-type="float" office:value="23">
            <text:p>23.0</text:p>
          </table:table-cell>
          <table:table-cell table:style-name="ce4" office:value-type="float" office:value="25">
            <text:p>25.0</text:p>
          </table:table-cell>
          <table:table-cell table:style-name="ce4" office:value-type="float" office:value="14">
            <text:p>14.0</text:p>
          </table:table-cell>
          <table:table-cell table:style-name="ce4" office:value-type="float" office:value="28">
            <text:p>28.0</text:p>
          </table:table-cell>
          <table:table-cell table:style-name="ce6" office:value-type="float" office:value="88.5">
            <text:p>88.5</text:p>
          </table:table-cell>
        </table:table-row>
        <table:table-row table:style-name="ro1">
          <table:table-cell/>
          <table:table-cell table:style-name="ce2" office:value-type="string">
            <text:p>median</text:p>
          </table:table-cell>
          <table:table-cell table:style-name="ce4" office:value-type="float" office:value="19">
            <text:p>19.0</text:p>
          </table:table-cell>
          <table:table-cell table:style-name="ce4" office:value-type="float" office:value="14">
            <text:p>14.0</text:p>
          </table:table-cell>
          <table:table-cell table:style-name="ce4" office:value-type="float" office:value="12">
            <text:p>12.0</text:p>
          </table:table-cell>
          <table:table-cell table:style-name="ce4" office:value-type="float" office:value="18">
            <text:p>18.0</text:p>
          </table:table-cell>
          <table:table-cell table:style-name="ce6" office:value-type="float" office:value="61.5">
            <text:p>61.5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Sk</number:text>
    </number:number-style>
    <number:number-style style:name="N108">
      <number:text>-</number:text>
      <number:number number:decimal-places="0" number:min-integer-digits="1" number:grouping="true"/>
      <number:text> Sk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Sk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Sk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Sk</number:text>
    </number:number-style>
    <number:number-style style:name="N111">
      <number:text>-</number:text>
      <number:number number:decimal-places="2" number:min-integer-digits="1" number:grouping="true"/>
      <number:text> Sk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Sk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Sk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     </number:text>
    </number:number-style>
    <number:number-style style:name="N116P1" style:volatile="true">
      <number:text>-</number:text>
      <number:number number:decimal-places="0" number:min-integer-digits="1" number:grouping="true"/>
      <number:text>      </number:text>
    </number:number-style>
    <number:number-style style:name="N116P2" style:volatile="true">
      <number:text> -  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0" number:min-integer-digits="1" number:grouping="true"/>
      <number:text> Sk </number:text>
    </number:number-style>
    <number:number-style style:name="N120P1" style:volatile="true">
      <number:text>-</number:text>
      <number:number number:decimal-places="0" number:min-integer-digits="1" number:grouping="true"/>
      <number:text> Sk </number:text>
    </number:number-style>
    <number:number-style style:name="N120P2" style:volatile="true">
      <number:text> - Sk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     </number:text>
    </number:number-style>
    <number:number-style style:name="N124P1" style:volatile="true">
      <number:text>-</number:text>
      <number:number number:decimal-places="2" number:min-integer-digits="1" number:grouping="true"/>
      <number:text>      </number:text>
    </number:number-style>
    <number:number-style style:name="N124P2" style:volatile="true">
      <number:text> -</number:text>
      <number:number number:decimal-places="0" number:min-integer-digits="0"/>
      <number:text>  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Sk </number:text>
    </number:number-style>
    <number:number-style style:name="N128P1" style:volatile="true">
      <number:text>-</number:text>
      <number:number number:decimal-places="2" number:min-integer-digits="1" number:grouping="true"/>
      <number:text> Sk </number:text>
    </number:number-style>
    <number:number-style style:name="N128P2" style:volatile="true">
      <number:text> -</number:text>
      <number:number number:decimal-places="0" number:min-integer-digits="0"/>
      <number:text> Sk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1" number:min-exponent-digits="1"/>
    </number:number-style>
    <number:date-style style:name="N133">
      <number:month number:textual="true"/>
      <number:text>-</number:text>
      <number:year/>
    </number:date-style>
    <number:number-style style:name="N134">
      <number:number number:decimal-places="1" number:min-integer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1-08">11/08/2005</text:date>, <text:time>21:2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